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in" fo:margin-bottom="0.0972in" style:contextual-spacing="false" fo:line-height="115%"/>
    </style:style>
    <style:style style:name="P2" style:family="paragraph" style:parent-style-name="Heading_20_2">
      <style:paragraph-properties fo:margin-top="0in" fo:margin-bottom="0.0972in" style:contextual-spacing="false" fo:line-height="115%"/>
    </style:style>
    <style:style style:name="P3" style:family="paragraph" style:parent-style-name="Text_20_body" style:list-style-name="L1"/>
    <style:style style:name="P4" style:family="paragraph" style:parent-style-name="Text_20_body">
      <style:text-properties fo:font-style="italic" officeooo:paragraph-rsid="0008bd7f" style:font-style-asian="italic" style:font-style-complex="italic"/>
    </style:style>
    <style:style style:name="P5" style:family="paragraph" style:parent-style-name="Text_20_body">
      <style:text-properties fo:font-weight="bold" officeooo:paragraph-rsid="0008bd7f" style:font-weight-asian="bold" style:font-weight-complex="bold"/>
    </style:style>
    <style:style style:name="P6" style:family="paragraph" style:parent-style-name="Text_20_body">
      <style:text-properties officeooo:paragraph-rsid="0008fe48"/>
    </style:style>
    <style:style style:name="P7" style:family="paragraph" style:parent-style-name="Text_20_body" style:list-style-name="L2"/>
    <style:style style:name="P8" style:family="paragraph" style:parent-style-name="Text_20_body">
      <style:text-properties officeooo:paragraph-rsid="0009aba2"/>
    </style:style>
    <style:style style:name="P9" style:family="paragraph" style:parent-style-name="Text_20_body" style:list-style-name="L3"/>
    <style:style style:name="P10" style:family="paragraph" style:parent-style-name="Preformatted_20_Text">
      <style:paragraph-properties fo:margin-top="0in" fo:margin-bottom="0.1965in" style:contextual-spacing="false"/>
    </style:style>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T1" style:family="text">
      <style:text-properties officeooo:rsid="0008bd7f"/>
    </style:style>
    <style:style style:name="T2" style:family="text">
      <style:text-properties officeooo:rsid="0007f1e2"/>
    </style:style>
    <style:style style:name="T3" style:family="text">
      <style:text-properties officeooo:rsid="0008fe48"/>
    </style:style>
    <style:style style:name="T4" style:family="text">
      <style:text-properties officeooo:rsid="000c8a18"/>
    </style:style>
    <style:style style:name="T5" style:family="text">
      <style:text-properties officeooo:rsid="0009aba2"/>
    </style:style>
    <style:style style:name="T6" style:family="text">
      <style:text-properties officeooo:rsid="0009e89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of of Concept: Agentic AI Development Workflow for the BTL Semantic Layer</text:h>
      <text:h text:style-name="P2" text:outline-level="2">1. Summary</text:h>
      <text:p text:style-name="Text_20_body">This proof of concept demonstrates a lightweight, file-based agentic AI system for automating dbt data product development on the BTL (Business Translation Layer) Semantic Layer codebase.</text:p>
      <text:p text:style-name="Text_20_body">The system consists of two types of reusable prompt files—<text:span text:style-name="Strong_20_Emphasis">Foundational</text:span> and <text:span text:style-name="Strong_20_Emphasis">Development</text:span>—supported by a structured context store (<text:span text:style-name="Source_20_Text">.agent_context/</text:span>) that serves as the agent’s knowledge base. Together, these components enable AI agents to build dbt models, schema definitions, and source configurations that conform to established team patterns and standards—without exceeding the AI model’s context window.</text:p>
      <text:p text:style-name="Text_20_body">The POC uses <text:span text:style-name="Strong_20_Emphasis">Middle Market Americas (MMA)</text:span> as the first data product built through this system.</text:p>
      <text:h text:style-name="Heading_20_3" text:outline-level="3">Key Outcomes</text:h>
      <text:list text:style-name="L1">
        <text:list-item>
          <text:p text:style-name="P3">AI agents can produce production-quality dbt code by reading curated context rather than scanning the full codebase (~1,900 models)</text:p>
        </text:list-item>
        <text:list-item>
          <text:p text:style-name="P3">Context is partitioned into bounded reference files, each scoped to a specific concern, keeping any single agent session well within window limits</text:p>
        </text:list-item>
        <text:list-item>
          <text:p text:style-name="P3">The system is product-agnostic — the same prompts and context structure apply to any new data product (cyber, gmr, claim, etc.)</text:p>
        </text:list-item>
      </text:list>
      <text:p text:style-name="Horizontal_20_Line"/>
      <text:h text:style-name="Heading_20_2" text:outline-level="2">2. Problem Statement</text:h>
      <text:p text:style-name="P4">The core challenge <text:span text:style-name="T1">can be stated as follows:</text:span></text:p>
      <text:p text:style-name="P5"><text:span text:style-name="T1">“How can a developer remain in full control of an outcome while r</text:span><text:span text:style-name="T2">educing, </text:span><text:span text:style-name="T1">or even removing, any remaining friction associated with the use </text:span><text:span text:style-name="T3">of generative AI?”</text:span></text:p>
      <text:p text:style-name="P6"><text:span text:style-name="T1">Indeed, </text:span><text:span text:style-name="T3">agentic </text:span><text:span text:style-name="T1">coding assistants, such as GitHub Copilot and Claude Code, are already designed to reduce friction by integrating </text:span><text:span text:style-name="T3">directly</text:span><text:span text:style-name="T1"> into the development experience and </text:span><text:span text:style-name="T3">performing actual coding tasks with tremendous speed and efficiency. </text:span><text:span text:style-name="T1">But how </text:span><text:span text:style-name="T3">can we</text:span><text:span text:style-name="T1"> enable the AI to go beyond </text:span><text:span text:style-name="T3">what they are able to do broadly by providing the detailed context in order to take</text:span><text:span text:style-name="T1"> advantage of their narrow use case?</text:span><text:span text:style-name="T3"> How do we keep a skilled engineer in the loop to guide the AI and ensure that key decisions align to the goals of the team at every stage of the development process for every data product delivered to the business customer?</text:span></text:p>
      <text:p text:style-name="Text_20_body">Today, <text:span text:style-name="T3">even with </text:span><text:span text:style-name="T4">the help of an </text:span><text:span text:style-name="T3">AI </text:span><text:span text:style-name="T4">coding partner</text:span><text:span text:style-name="T3">,</text:span> this <text:span text:style-name="T4">workflow</text:span><text:span text:style-name="T5"> is </text:span><text:span text:style-name="T4">manual,</text:span><text:span text:style-name="T5"> </text:span>knowledge-intensive, and difficult to scale <text:span text:style-name="T5">as</text:span> each new data product requires a skilled engineer who understands the full architecture, conventions, and governance requirements accumulated over years of development.</text:p>
      <text:p text:style-name="Text_20_body"><text:soft-page-break/>The BTL Semantic Layer team maintains a dbt codebase comprising three projects, ~1,900 SQL models, a 4,500-line shared metrics macro, and strict naming, configuration, and governance standards. Building a new data product today requires:</text:p>
      <text:list text:style-name="L2">
        <text:list-item>
          <text:p text:style-name="P7">Understanding the architecture (pipeline ↔ semantic flow, LPL/SPL catalog separation, cross-project source wiring)</text:p>
        </text:list-item>
        <text:list-item>
          <text:p text:style-name="P7">Knowing the naming conventions, model templates, config patterns, and testing standards</text:p>
        </text:list-item>
        <text:list-item>
          <text:p text:style-name="P7">Reading a product specification (typically an Excel/CSV document with column mappings and business logic)</text:p>
        </text:list-item>
        <text:list-item>
          <text:p text:style-name="P7">Writing pipeline models, semantic models, schema YAML, source YAML, and <text:span text:style-name="Source_20_Text">dbt_project.yml</text:span> entries that comply with all standards</text:p>
        </text:list-item>
        <text:list-item>
          <text:p text:style-name="P7">Validating the output against checklists before submission</text:p>
        </text:list-item>
      </text:list>
      <text:p text:style-name="Text_20_body">This process is manual, knowledge-intensive, and error-prone. Onboarding a new team member (human or AI) requires absorbing context that is scattered across the codebase with no single reference point.</text:p>
      <text:p text:style-name="P8">This <text:span text:style-name="T5">proof of concept seeks to</text:span> demonstrate that <text:span text:style-name="T5">by providing a mechanism to centrally manage and integrate the knowledge, goals, and agenda of our team and that of the enterprise, agentic AI can automate much of the workflow while maintaining full control of the outcome. </text:span><text:span text:style-name="T6">By </text:span><text:span text:style-name="T5">and workflow necessary for a successfully delivered data product can make the integration <text:s text:c="2"/>as well as to inte enable</text:span> <text:span text:style-name="Strong_20_Emphasis">agentic AI can drive this workflow end-to-end</text:span> — from ingesting a product specification to producing deployable, standards-compliant dbt code — given the right context infrastructure. The static file approach used here is a pragmatic choice given current environmental constraints; a strategic implementation would replace these components with vector stores, MCP tools, and orchestration frameworks.</text:p>
      <text:p text:style-name="Text_20_body"><text:span text:style-name="Strong_20_Emphasis">AI agents cannot simply be pointed at the full codebase</text:span> because:</text:p>
      <text:list text:style-name="L3">
        <text:list-item>
          <text:p text:style-name="P9">The codebase is too large to fit in a single context window (~1,900 models, 43K source columns)</text:p>
        </text:list-item>
        <text:list-item>
          <text:p text:style-name="P9">Patterns and conventions are implicit — embedded in existing code, not documented</text:p>
        </text:list-item>
        <text:list-item>
          <text:p text:style-name="P9">Without curated context, agents produce code that compiles but violates team standards</text:p>
        </text:list-item>
        <text:list-item>
          <text:p text:style-name="P9">The development workflow spans multiple discrete steps (intake, mapping, build, validate) that must be sequenced correctly</text:p>
        </text:list-item>
      </text:list>
      <text:p text:style-name="Horizontal_20_Line"/>
      <text:h text:style-name="Heading_20_2" text:outline-level="2">3. High-Level Solution Design</text:h>
      <text:h text:style-name="Heading_20_3" text:outline-level="3">3.1 Architecture</text:h>
      <text:p text:style-name="Text_20_body">The solution has three layers:</text:p>
      <text:p text:style-name="Preformatted_20_Text"><text:span text:style-name="Source_20_Text">ORCHESTRATION LAYER</text:span></text:p>
      <text:p text:style-name="Preformatted_20_Text"><text:span text:style-name="Source_20_Text">.github/prompts/</text:span></text:p>
      <text:p text:style-name="Preformatted_20_Text"/>
      <text:p text:style-name="Preformatted_20_Text"><text:span text:style-name="Source_20_Text"><text:s text:c="2"/>Foundational Prompts <text:s text:c="8"/>Development Prompts</text:span></text:p>
      <text:p text:style-name="Preformatted_20_Text"><text:soft-page-break/><text:span text:style-name="Source_20_Text"><text:s text:c="2"/>(refresh context) <text:s text:c="10"/>(build product code)</text:span></text:p>
      <text:p text:style-name="Preformatted_20_Text"/>
      <text:p text:style-name="Preformatted_20_Text"><text:span text:style-name="Source_20_Text"><text:s text:c="2"/>writes <text:s text:c="21"/>reads + writes</text:span></text:p>
      <text:p text:style-name="Preformatted_20_Text"><text:span text:style-name="Source_20_Text"><text:s text:c="8"/>↓ <text:s text:c="26"/>↓</text:span></text:p>
      <text:p text:style-name="Preformatted_20_Text"/>
      <text:p text:style-name="Preformatted_20_Text"><text:span text:style-name="Source_20_Text">CONTEXT STORE</text:span></text:p>
      <text:p text:style-name="Preformatted_20_Text"><text:span text:style-name="Source_20_Text">.agent_context/</text:span></text:p>
      <text:p text:style-name="Preformatted_20_Text"><text:span text:style-name="Source_20_Text">├── L1_ARCHITECTURE.md <text:s text:c="7"/>(architecture overview)</text:span></text:p>
      <text:p text:style-name="Preformatted_20_Text"><text:span text:style-name="Source_20_Text">├── L2/ <text:s text:c="22"/>(patterns &amp; standards)</text:span></text:p>
      <text:p text:style-name="Preformatted_20_Text"><text:span text:style-name="Source_20_Text">├── L3/ <text:s text:c="22"/>(product specs)</text:span></text:p>
      <text:p text:style-name="Preformatted_20_Text"><text:span text:style-name="Source_20_Text">├── schemas/ <text:s text:c="17"/>(source index + metadata CSVs)</text:span></text:p>
      <text:p text:style-name="Preformatted_20_Text"><text:span text:style-name="Source_20_Text">├── governance/ <text:s text:c="14"/>(descriptions &amp; test index)</text:span></text:p>
      <text:p text:style-name="Preformatted_20_Text"><text:span text:style-name="Source_20_Text">└── requirements/{product}/ <text:s text:c="2"/>(input specs from business)</text:span></text:p>
      <text:p text:style-name="Preformatted_20_Text"/>
      <text:p text:style-name="Preformatted_20_Text"><text:span text:style-name="Source_20_Text">reads (via source())</text:span></text:p>
      <text:p text:style-name="Preformatted_20_Text"><text:span text:style-name="Source_20_Text"><text:s text:c="8"/>↓</text:span></text:p>
      <text:p text:style-name="Preformatted_20_Text"/>
      <text:p text:style-name="Preformatted_20_Text"><text:span text:style-name="Source_20_Text">dbt CODEBASE</text:span></text:p>
      <text:p text:style-name="Preformatted_20_Text"><text:span text:style-name="Source_20_Text">BTL_SEMANTIC_LAYER/</text:span></text:p>
      <text:p text:style-name="Preformatted_20_Text"><text:span text:style-name="Source_20_Text">├── pipeline/ <text:s text:c="10"/>(940 models — views, raw + intermediate)</text:span></text:p>
      <text:p text:style-name="Preformatted_20_Text"><text:span text:style-name="Source_20_Text">├── semantic/ <text:s text:c="10"/>(965 models — tables, business-facing)</text:span></text:p>
      <text:p text:style-name="P10"><text:span text:style-name="Source_20_Text">└── shared_governance/ <text:s/>(macros, tests, descriptions)</text:span></text:p>
      <text:h text:style-name="Heading_20_3" text:outline-level="3">3.2 Mapping to Standard Agentic AI Components</text:h>
      <text:p text:style-name="Text_20_body">In a strategic agentic AI platform, context is typically managed by specialized infrastructure components. This POC implements equivalent functionality using files and prompts:</text:p>
      <text:list text:style-name="L4">
        <text:list-item>
          <text:p text:style-name="P11"><text:span text:style-name="Strong_20_Emphasis">Knowledge Base / Vector Store (RAG)</text:span><text:line-break/><text:span text:style-name="Strong_20_Emphasis">Purpose:</text:span> Store and retrieve relevant context on demand without loading everything<text:line-break/><text:span text:style-name="Strong_20_Emphasis">POC implementation:</text:span> <text:span text:style-name="Source_20_Text">.agent_context/</text:span> — curated, pre-indexed reference files organized by concern. Each prompt declares exactly which files to read.<text:line-break/><text:span text:style-name="Strong_20_Emphasis">Files:</text:span> <text:span text:style-name="Source_20_Text">L1</text:span>, <text:span text:style-name="Source_20_Text">L2/*</text:span>, <text:span text:style-name="Source_20_Text">schemas/source_index.md</text:span>, <text:span text:style-name="Source_20_Text">governance/*</text:span></text:p>
        </text:list-item>
        <text:list-item>
          <text:p text:style-name="P11"><text:span text:style-name="Strong_20_Emphasis">System Instructions</text:span><text:line-break/><text:span text:style-name="Strong_20_Emphasis">Purpose:</text:span> Persistent instructions that shape agent behavior for a task<text:line-break/><text:span text:style-name="Strong_20_Emphasis">POC implementation:</text:span> <text:span text:style-name="Source_20_Text">.github/prompts/*_prompt.md</text:span> — each prompt file is a self-contained system instruction for a discrete operation<text:line-break/><text:span text:style-name="Strong_20_Emphasis">Files:</text:span> Foundational + Development prompts</text:p>
        </text:list-item>
        <text:list-item>
          <text:p text:style-name="P11"><text:span text:style-name="Strong_20_Emphasis">Tool-Based Retrieval</text:span><text:line-break/><text:span text:style-name="Strong_20_Emphasis">Purpose:</text:span> Fetch specific data on demand rather than pre-loading<text:line-break/><text:span text:style-name="Strong_20_Emphasis">POC implementation:</text:span> Terminal commands (<text:span text:style-name="Source_20_Text">Import-Csv</text:span>, <text:span text:style-name="Source_20_Text">Get-Content</text:span>) to query schema CSVs and read Copilot-ignored files<text:line-break/><text:span text:style-name="Strong_20_Emphasis">Files:</text:span> <text:span text:style-name="Source_20_Text">schemas/*.csv</text:span>, <text:span text:style-name="Source_20_Text">requirements/*/*.csv</text:span></text:p>
        </text:list-item>
        <text:list-item>
          <text:p text:style-name="P11"><text:span text:style-name="Strong_20_Emphasis">Memory / State Store</text:span><text:line-break/><text:span text:style-name="Strong_20_Emphasis">Purpose:</text:span> Persist outputs across sessions so one agent’s output feeds the next<text:line-break/><text:span text:style-name="Strong_20_Emphasis">POC implementation:</text:span> L3 product specs — written by one prompt, consumed by the next in the development workflow<text:line-break/><text:span text:style-name="Strong_20_Emphasis">Files:</text:span> <text:span text:style-name="Source_20_Text">L3/{product}.md</text:span></text:p>
        </text:list-item>
        <text:list-item>
          <text:p text:style-name="P11"><text:span text:style-name="Strong_20_Emphasis">Context Manifest</text:span><text:line-break/><text:span text:style-name="Strong_20_Emphasis">Purpose:</text:span> Declare what an agent needs to read, with budget constraints<text:line-break/><text:soft-page-break/><text:span text:style-name="Strong_20_Emphasis">POC implementation:</text:span> Prompt headers listing input files, approximate sizes, and total read budget<text:line-break/><text:span text:style-name="Strong_20_Emphasis">Files:</text:span> Prompt <text:span text:style-name="Source_20_Text">## Context Budget</text:span> sections</text:p>
        </text:list-item>
      </text:list>
      <text:h text:style-name="Heading_20_3" text:outline-level="3">3.3 Context Window Management</text:h>
      <text:p text:style-name="Text_20_body">Each prompt is designed to stay within the AI model’s context window by:</text:p>
      <text:list text:style-name="L5">
        <text:list-item>
          <text:p text:style-name="P12"><text:span text:style-name="Strong_20_Emphasis">Declaring a context budget</text:span> — listing input files and their sizes so the total read load is predictable</text:p>
        </text:list-item>
        <text:list-item>
          <text:p text:style-name="P12"><text:span text:style-name="Strong_20_Emphasis">Reading only what’s needed</text:span> — a pipeline build prompt reads model templates and naming conventions, not the governance index</text:p>
        </text:list-item>
        <text:list-item>
          <text:p text:style-name="P12"><text:span text:style-name="Strong_20_Emphasis">Producing bounded outputs</text:span> — each prompt writes a defined artifact (spec, SQL file, YAML) rather than attempting the full product build</text:p>
        </text:list-item>
        <text:list-item>
          <text:p text:style-name="P12"><text:span text:style-name="Strong_20_Emphasis">Using tool-based retrieval for large data</text:span> — Schema CSVs (4.4 MB LPL, 334 KB SPL) are never loaded whole; agents query them via terminal for specific tables</text:p>
        </text:list-item>
      </text:list>
      <text:p text:style-name="Horizontal_20_Line"/>
      <text:h text:style-name="Heading_20_2" text:outline-level="2">4. Context Store — Reference Files</text:h>
      <text:h text:style-name="Heading_20_3" text:outline-level="3">4.1 Architecture &amp; Patterns (always available, read selectively)</text:h>
      <text:list text:style-name="L6">
        <text:list-item>
          <text:p text:style-name="P13"><text:span text:style-name="Source_20_Text">L1_ARCHITECTURE.md</text:span> — <text:span text:style-name="Strong_20_Emphasis">18.6 KB</text:span><text:line-break/>Three-project architecture, data flow, catalog model, cross-project wiring<text:line-break/><text:span text:style-name="Strong_20_Emphasis">When referenced:</text:span> Foundational refresh; development intake</text:p>
        </text:list-item>
        <text:list-item>
          <text:p text:style-name="P13"><text:span text:style-name="Source_20_Text">L2/L2_01_QUICK_REFERENCE.md</text:span> — <text:span text:style-name="Strong_20_Emphasis">3.6 KB</text:span><text:line-break/>Cheat sheet: project names, materializations, tags, LPL/SPL product lists<text:line-break/><text:span text:style-name="Strong_20_Emphasis">When referenced:</text:span> Every development prompt</text:p>
        </text:list-item>
        <text:list-item>
          <text:p text:style-name="P13"><text:span text:style-name="Source_20_Text">L2/L2_02_NAMING_CONVENTIONS.md</text:span> — <text:span text:style-name="Strong_20_Emphasis">4.2 KB</text:span><text:line-break/>File, alias, and column naming rules<text:line-break/><text:span text:style-name="Strong_20_Emphasis">When referenced:</text:span> Pipeline + semantic build prompts</text:p>
        </text:list-item>
        <text:list-item>
          <text:p text:style-name="P13"><text:span text:style-name="Source_20_Text">L2/L2_03_MODEL_TEMPLATES.md</text:span> — <text:span text:style-name="Strong_20_Emphasis">9.4 KB</text:span><text:line-break/>Six model templates (A–F) with skeleton SQL<text:line-break/><text:span text:style-name="Strong_20_Emphasis">When referenced:</text:span> Pipeline + semantic build prompts</text:p>
        </text:list-item>
        <text:list-item>
          <text:p text:style-name="P13"><text:span text:style-name="Source_20_Text">L2/L2_04_SCHEMA_YML_PATTERNS.md</text:span> — <text:span text:style-name="Strong_20_Emphasis">3.2 KB</text:span><text:line-break/><text:span text:style-name="Source_20_Text">_schema.yml</text:span> conventions and examples<text:line-break/><text:span text:style-name="Strong_20_Emphasis">When referenced:</text:span> Pipeline + semantic build prompts</text:p>
        </text:list-item>
        <text:list-item>
          <text:p text:style-name="P13"><text:span text:style-name="Source_20_Text">L2/L2_05_SOURCE_YML_PATTERNS.md</text:span> — <text:span text:style-name="Strong_20_Emphasis">5.0 KB</text:span><text:line-break/><text:span text:style-name="Source_20_Text">_source.yml</text:span> cross-project wiring patterns<text:line-break/><text:span text:style-name="Strong_20_Emphasis">When referenced:</text:span> Semantic build prompt</text:p>
        </text:list-item>
        <text:list-item>
          <text:p text:style-name="P13"><text:soft-page-break/><text:span text:style-name="Source_20_Text">L2/L2_06_MACRO_REFERENCE.md</text:span> — <text:span text:style-name="Strong_20_Emphasis">6.9 KB</text:span><text:line-break/>All macro signatures; <text:span text:style-name="Source_20_Text">getdynamicmeasures</text:span> documentation<text:line-break/><text:span text:style-name="Strong_20_Emphasis">When referenced:</text:span> Pipeline + semantic build (when measures are needed)</text:p>
        </text:list-item>
        <text:list-item>
          <text:p text:style-name="P13"><text:span text:style-name="Source_20_Text">L2/L2_07_GENERIC_TESTS.md</text:span> — <text:span text:style-name="Strong_20_Emphasis">3.4 KB</text:span><text:line-break/>Three dimension quality tests with usage examples<text:line-break/><text:span text:style-name="Strong_20_Emphasis">When referenced:</text:span> Validation prompt</text:p>
        </text:list-item>
        <text:list-item>
          <text:p text:style-name="P13"><text:span text:style-name="Source_20_Text">L2/L2_08_CONFIG_PATTERNS.md</text:span> — <text:span text:style-name="Strong_20_Emphasis">7.9 KB</text:span><text:line-break/>Full <text:span text:style-name="Source_20_Text">dbt_project.yml</text:span> config matrix<text:line-break/><text:span text:style-name="Strong_20_Emphasis">When referenced:</text:span> Config integration prompt</text:p>
        </text:list-item>
        <text:list-item>
          <text:p text:style-name="P13"><text:span text:style-name="Source_20_Text">L2/L2_09_PRODUCT_CATALOG.md</text:span> — <text:span text:style-name="Strong_20_Emphasis">5.2 KB</text:span><text:line-break/>Complete product inventory with model counts<text:line-break/><text:span text:style-name="Strong_20_Emphasis">When referenced:</text:span> Foundational refresh; development intake</text:p>
        </text:list-item>
        <text:list-item>
          <text:p text:style-name="P13"><text:span text:style-name="Source_20_Text">L2/L2_10_DECISION_TREE.md</text:span> — <text:span text:style-name="Strong_20_Emphasis">6.6 KB</text:span><text:line-break/>Decision trees + pre-submission checklists<text:line-break/><text:span text:style-name="Strong_20_Emphasis">When referenced:</text:span> Validation prompt</text:p>
        </text:list-item>
      </text:list>
      <text:h text:style-name="Heading_20_3" text:outline-level="3">4.2 Indexes (generated by foundational prompts)</text:h>
      <text:list text:style-name="L7">
        <text:list-item>
          <text:p text:style-name="P14"><text:span text:style-name="Source_20_Text">schemas/source_index.md</text:span> — <text:span text:style-name="Strong_20_Emphasis">14.3 KB</text:span><text:line-break/>Cross-reference: 922 catalog tables ↔ 42 source YAML definitions, catalog summaries, product-to-catalog mapping<text:line-break/><text:span text:style-name="Strong_20_Emphasis">When referenced:</text:span> Source mapping prompt</text:p>
        </text:list-item>
        <text:list-item>
          <text:p text:style-name="P14"><text:span text:style-name="Source_20_Text">governance/descriptions_index.md</text:span> — <text:span text:style-name="Strong_20_Emphasis">8.5 KB</text:span><text:line-break/>38 doc blocks, 7 macros, 3 generic tests — full shared_governance inventory<text:line-break/><text:span text:style-name="Strong_20_Emphasis">When referenced:</text:span> Development prompts (as needed)</text:p>
        </text:list-item>
      </text:list>
      <text:h text:style-name="Heading_20_3" text:outline-level="3">4.3 Data Files (queried via terminal, not loaded into context)</text:h>
      <text:list text:style-name="L8">
        <text:list-item>
          <text:p text:style-name="P15"><text:span text:style-name="Source_20_Text">schemas/axiom_etl_prd_lpl_btl_src.csv</text:span> — <text:span text:style-name="Strong_20_Emphasis">4,409 KB</text:span><text:line-break/>900 tables, 40,185 columns — LPL catalog metadata<text:line-break/><text:span text:style-name="Strong_20_Emphasis">When referenced:</text:span> Source mapping (filtered lookup)</text:p>
        </text:list-item>
        <text:list-item>
          <text:p text:style-name="P15"><text:span text:style-name="Source_20_Text">schemas/axiom_etl_prd_spl_btl_src.csv</text:span> — <text:span text:style-name="Strong_20_Emphasis">334 KB</text:span><text:line-break/>22 tables, 2,918 columns — SPL catalog metadata<text:line-break/><text:span text:style-name="Strong_20_Emphasis">When referenced:</text:span> Source mapping (filtered lookup)</text:p>
        </text:list-item>
        <text:list-item>
          <text:p text:style-name="P15"><text:span text:style-name="Source_20_Text">requirements/{product}/*.csv</text:span> — <text:span text:style-name="Strong_20_Emphasis">Varies</text:span><text:line-break/>Product requirement specs (columns, filters, measures)<text:line-break/><text:span text:style-name="Strong_20_Emphasis">When referenced:</text:span> Development intake prompt</text:p>
        </text:list-item>
      </text:list>
      <text:h text:style-name="Heading_20_3" text:outline-level="3">4.4 Product Specs (generated by development prompts, consumed by subsequent steps)</text:h>
      <text:list text:style-name="L9">
        <text:list-item>
          <text:p text:style-name="P16"><text:span text:style-name="Source_20_Text">L3/{product}.md</text:span> — <text:span text:style-name="Strong_20_Emphasis">~20–40 KB</text:span><text:line-break/>Complete product spec: requirements analysis, source mappings, proposed model design, <text:soft-page-break/>column matrix<text:line-break/><text:span text:style-name="Strong_20_Emphasis">When referenced:</text:span> Pipeline build, semantic build, config, validation</text:p>
        </text:list-item>
      </text:list>
      <text:p text:style-name="Horizontal_20_Line"/>
      <text:h text:style-name="Heading_20_2" text:outline-level="2">5. Prompt Inventory</text:h>
      <text:h text:style-name="Heading_20_3" text:outline-level="3">5.1 Foundational Prompts</text:h>
      <text:p text:style-name="Text_20_body">These prompts refresh the context store. Run them when the codebase changes, governance docs are updated, new products are added, or schema metadata is refreshed.</text:p>
      <text:list text:style-name="L10">
        <text:list-item>
          <text:p text:style-name="P17"><text:span text:style-name="Strong_20_Emphasis">F1: Architecture Scan</text:span><text:line-break/><text:span text:style-name="Strong_20_Emphasis">Reads:</text:span> Full codebase structure, <text:span text:style-name="Source_20_Text">dbt_project.yml</text:span> files, <text:span text:style-name="Source_20_Text">packages.yml</text:span><text:line-break/><text:span text:style-name="Strong_20_Emphasis">Produces:</text:span> Updated <text:span text:style-name="Source_20_Text">L1_ARCHITECTURE.md</text:span><text:line-break/><text:span text:style-name="Strong_20_Emphasis">Trigger:</text:span> Major structural changes, new projects added</text:p>
        </text:list-item>
        <text:list-item>
          <text:p text:style-name="P17"><text:span text:style-name="Strong_20_Emphasis">F2: Patterns Refresh</text:span><text:line-break/><text:span text:style-name="Strong_20_Emphasis">Reads:</text:span> <text:span text:style-name="Source_20_Text">dbt_project.yml</text:span> configs, existing models (sampling), naming patterns in source code<text:line-break/><text:span text:style-name="Strong_20_Emphasis">Produces:</text:span> Updated <text:span text:style-name="Source_20_Text">L2/</text:span> files (10 files)<text:line-break/><text:span text:style-name="Strong_20_Emphasis">Trigger:</text:span> New patterns emerge, config changes, macro updates</text:p>
        </text:list-item>
        <text:list-item>
          <text:p text:style-name="P17"><text:span text:style-name="Strong_20_Emphasis">F3: Source Index Refresh</text:span><text:line-break/><text:span text:style-name="Strong_20_Emphasis">Reads:</text:span> Schema CSVs (via terminal), all <text:span text:style-name="Source_20_Text">_source.yml</text:span> files<text:line-break/><text:span text:style-name="Strong_20_Emphasis">Produces:</text:span> Updated <text:span text:style-name="Source_20_Text">schemas/source_index.md</text:span><text:line-break/><text:span text:style-name="Strong_20_Emphasis">Trigger:</text:span> User drops new schema CSVs, source YAMLs added/changed</text:p>
        </text:list-item>
        <text:list-item>
          <text:p text:style-name="P17"><text:span text:style-name="Strong_20_Emphasis">F4: Governance Index Refresh</text:span><text:line-break/><text:span text:style-name="Strong_20_Emphasis">Reads:</text:span> <text:span text:style-name="Source_20_Text">shared_governance/macros/descriptions.md</text:span>, <text:span text:style-name="Source_20_Text">_schema.yml</text:span> files for <text:span text:style-name="Source_20_Text">doc()</text:span> refs, generic test files<text:line-break/><text:span text:style-name="Strong_20_Emphasis">Produces:</text:span> Updated <text:span text:style-name="Source_20_Text">governance/descriptions_index.md</text:span><text:line-break/><text:span text:style-name="Strong_20_Emphasis">Trigger:</text:span> Doc blocks added/changed, new tests created</text:p>
        </text:list-item>
        <text:list-item>
          <text:p text:style-name="P17"><text:span text:style-name="Strong_20_Emphasis">F5: Product Catalog Refresh</text:span><text:line-break/><text:span text:style-name="Strong_20_Emphasis">Reads:</text:span> All product folders in <text:span text:style-name="Source_20_Text">pipeline/models/</text:span> and <text:span text:style-name="Source_20_Text">semantic/models/</text:span>, model counts<text:line-break/><text:span text:style-name="Strong_20_Emphasis">Produces:</text:span> Updated <text:span text:style-name="Source_20_Text">L2/L2_09_PRODUCT_CATALOG.md</text:span><text:line-break/><text:span text:style-name="Strong_20_Emphasis">Trigger:</text:span> New products deployed, products retired</text:p>
        </text:list-item>
      </text:list>
      <text:h text:style-name="Heading_20_3" text:outline-level="3">5.2 Development Prompts</text:h>
      <text:p text:style-name="Text_20_body">These prompts execute sequentially to build a data product. Each reads defined context files and produces an artifact consumed by the next step.</text:p>
      <text:list text:style-name="L11">
        <text:list-item>
          <text:p text:style-name="P18"><text:span text:style-name="Strong_20_Emphasis">D1: Product Intake</text:span><text:line-break/><text:span text:style-name="Strong_20_Emphasis">Reads:</text:span> Requirement CSVs (via terminal), <text:span text:style-name="Source_20_Text">L2_01</text:span> (quick ref), <text:span text:style-name="Source_20_Text">L2_09</text:span> (product catalog)<text:line-break/><text:span text:style-name="Strong_20_Emphasis">Produces:</text:span> <text:span text:style-name="Source_20_Text">L3/{product}.md</text:span> — requirements analysis, column inventory, filter logic, source table candidates<text:line-break/><text:span text:style-name="Strong_20_Emphasis">Context budget:</text:span> ~35 KB read</text:p>
        </text:list-item>
        <text:list-item>
          <text:p text:style-name="P18"><text:soft-page-break/><text:span text:style-name="Strong_20_Emphasis">D2: Source Mapping</text:span><text:line-break/><text:span text:style-name="Strong_20_Emphasis">Reads:</text:span> <text:span text:style-name="Source_20_Text">L3/{product}.md</text:span>, <text:span text:style-name="Source_20_Text">schemas/source_index.md</text:span>, schema CSVs (filtered via terminal)<text:line-break/><text:span text:style-name="Strong_20_Emphasis">Produces:</text:span> Updated <text:span text:style-name="Source_20_Text">L3/{product}.md</text:span> — source mappings validated, column matrix with source <text:span text:style-name="Source_20_Text">table.column</text:span><text:line-break/><text:span text:style-name="Strong_20_Emphasis">Context budget:</text:span> ~50 KB read</text:p>
        </text:list-item>
        <text:list-item>
          <text:p text:style-name="P18"><text:span text:style-name="Strong_20_Emphasis">D3: Pipeline Build</text:span><text:line-break/><text:span text:style-name="Strong_20_Emphasis">Reads:</text:span> <text:span text:style-name="Source_20_Text">L3/{product}.md</text:span> (source mapping section), <text:span text:style-name="Source_20_Text">L2_02</text:span> (naming), <text:span text:style-name="Source_20_Text">L2_03</text:span> (templates), <text:span text:style-name="Source_20_Text">L2_04</text:span> (schema YML)<text:line-break/><text:span text:style-name="Strong_20_Emphasis">Produces:</text:span> Pipeline <text:span text:style-name="Source_20_Text">.sql</text:span> models + <text:span text:style-name="Source_20_Text">_schema.yml</text:span><text:line-break/><text:span text:style-name="Strong_20_Emphasis">Context budget:</text:span> ~40 KB read</text:p>
        </text:list-item>
        <text:list-item>
          <text:p text:style-name="P18"><text:span text:style-name="Strong_20_Emphasis">D4: Semantic Build</text:span><text:line-break/><text:span text:style-name="Strong_20_Emphasis">Reads:</text:span> <text:span text:style-name="Source_20_Text">L3/{product}.md</text:span>, <text:span text:style-name="Source_20_Text">L2_02</text:span>, <text:span text:style-name="Source_20_Text">L2_03</text:span>, <text:span text:style-name="Source_20_Text">L2_04</text:span>, <text:span text:style-name="Source_20_Text">L2_05</text:span> (source patterns), <text:span text:style-name="Source_20_Text">L2_06</text:span> (macros, if measures needed)<text:line-break/><text:span text:style-name="Strong_20_Emphasis">Produces:</text:span> Semantic <text:span text:style-name="Source_20_Text">.sql</text:span> models + <text:span text:style-name="Source_20_Text">_schema.yml</text:span> + <text:span text:style-name="Source_20_Text">_source.yml</text:span><text:line-break/><text:span text:style-name="Strong_20_Emphasis">Context budget:</text:span> ~45 KB read</text:p>
        </text:list-item>
        <text:list-item>
          <text:p text:style-name="P18"><text:span text:style-name="Strong_20_Emphasis">D5: Config Integration</text:span><text:line-break/><text:span text:style-name="Strong_20_Emphasis">Reads:</text:span> <text:span text:style-name="Source_20_Text">L3/{product}.md</text:span> (product metadata), <text:span text:style-name="Source_20_Text">L2_08</text:span> (config patterns)<text:line-break/><text:span text:style-name="Strong_20_Emphasis">Produces:</text:span> <text:span text:style-name="Source_20_Text">dbt_project.yml</text:span> additions for both pipeline and semantic<text:line-break/><text:span text:style-name="Strong_20_Emphasis">Context budget:</text:span> ~30 KB read</text:p>
        </text:list-item>
        <text:list-item>
          <text:p text:style-name="P18"><text:span text:style-name="Strong_20_Emphasis">D6: Validation</text:span><text:line-break/><text:span text:style-name="Strong_20_Emphasis">Reads:</text:span> All generated files, <text:span text:style-name="Source_20_Text">L2_10</text:span> (checklists), <text:span text:style-name="Source_20_Text">L2_02</text:span> (naming), <text:span text:style-name="Source_20_Text">L2_07</text:span> (generic tests)<text:line-break/><text:span text:style-name="Strong_20_Emphasis">Produces:</text:span> Pass/fail report with issues to fix<text:line-break/><text:span text:style-name="Strong_20_Emphasis">Context budget:</text:span> ~30 KB read</text:p>
        </text:list-item>
      </text:list>
      <text:h text:style-name="Heading_20_3" text:outline-level="3">5.3 Workflow Sequence</text:h>
      <text:p text:style-name="Text_20_body"><text:span text:style-name="Strong_20_Emphasis">Foundational (as needed)</text:span><text:line-break/>F1: Architecture Scan<text:line-break/>F2: Patterns Refresh<text:line-break/>F3: Source Index Refresh<text:line-break/>F4: Governance Refresh<text:line-break/>F5: Product Catalog Refresh</text:p>
      <text:p text:style-name="Text_20_body"><text:span text:style-name="Strong_20_Emphasis">Development (per product)</text:span><text:line-break/>D1: Product Intake<text:line-break/>D2: Source Mapping<text:line-break/>D3: Pipeline Build<text:line-break/>D4: Semantic Build<text:line-break/>D5: Config Integration<text:line-break/>D6: Validation</text:p>
      <text:p text:style-name="Text_20_body">Each <text:span text:style-name="Source_20_Text">D</text:span> prompt is a <text:span text:style-name="Strong_20_Emphasis">separate agent session</text:span>. The L3 spec file (<text:span text:style-name="Source_20_Text">D1</text:span>/<text:span text:style-name="Source_20_Text">D2</text:span> output) is the persistent state that chains the sessions together — serving as the system’s memory store.</text:p>
      <text:p text:style-name="Horizontal_20_Line"/>
      <text:h text:style-name="Heading_20_2" text:outline-level="2"><text:soft-page-break/>6. Current Status</text:h>
      <text:h text:style-name="Heading_20_3" text:outline-level="3">Built</text:h>
      <text:list text:style-name="L12">
        <text:list-item>
          <text:p text:style-name="P19"><text:span text:style-name="Source_20_Text">.agent_context/</text:span> folder structure — ✅<text:line-break/>Excluded from dbt via <text:span text:style-name="Source_20_Text">.dbtignore</text:span></text:p>
        </text:list-item>
        <text:list-item>
          <text:p text:style-name="P19">L1 Architecture doc — ✅<text:line-break/>18.6 KB</text:p>
        </text:list-item>
        <text:list-item>
          <text:p text:style-name="P19">L2 Patterns &amp; Standards (10 files) — ✅<text:line-break/>55.4 KB total</text:p>
        </text:list-item>
        <text:list-item>
          <text:p text:style-name="P19">Schema index + source cross-reference — ✅<text:line-break/>14.3 KB</text:p>
        </text:list-item>
        <text:list-item>
          <text:p text:style-name="P19">Governance Index — ✅<text:line-break/>8.5 KB</text:p>
        </text:list-item>
        <text:list-item>
          <text:p text:style-name="P19">Schema CSVs (user-provided) — ✅<text:line-break/>LPL: 4.4 MB, SPL: 334 KB</text:p>
        </text:list-item>
        <text:list-item>
          <text:p text:style-name="P19">MMA requirement CSVs (user-provided) — ✅<text:line-break/>3 CSVs + Excel source</text:p>
        </text:list-item>
      </text:list>
      <text:h text:style-name="Heading_20_3" text:outline-level="3">To Build</text:h>
      <text:list text:style-name="L13">
        <text:list-item>
          <text:p text:style-name="P20">Foundational prompt files (F1–F5) — ⬜<text:line-break/>Define in <text:span text:style-name="Source_20_Text">.github/prompts/</text:span></text:p>
        </text:list-item>
        <text:list-item>
          <text:p text:style-name="P20">Development prompt files (D1–D6) — ⬜<text:line-break/>Define in <text:span text:style-name="Source_20_Text">.github/prompts/</text:span></text:p>
        </text:list-item>
        <text:list-item>
          <text:p text:style-name="P20">L3 MMA spec (via D1 + D2) — ⬜<text:line-break/>First product to validate the system</text:p>
        </text:list-item>
        <text:list-item>
          <text:p text:style-name="P20">MMA code output (via D3–D6) — ⬜<text:line-break/>Pipeline + semantic models</text:p>
        </text:list-item>
        <text:list-item>
          <text:p text:style-name="P20">Temp file cleanup — ⬜<text:line-break/>Remove <text:span text:style-name="Source_20_Text">_temp_*</text:span> files from <text:span text:style-name="Source_20_Text">schemas/</text:span></text:p>
        </text:list-item>
      </text:list>
      <text:p text:style-name="Horizontal_20_Line"/>
      <text:h text:style-name="Heading_20_2" text:outline-level="2">7. Risks &amp; Limitations</text:h>
      <text:list text:style-name="L14">
        <text:list-item>
          <text:p text:style-name="P21"><text:span text:style-name="Strong_20_Emphasis">Context window exceeded during large product intake</text:span><text:line-break/><text:span text:style-name="Strong_20_Emphasis">Mitigation:</text:span> Context budget in prompt headers; split D1 if requirement CSV &gt; 100 KB</text:p>
        </text:list-item>
        <text:list-item>
          <text:p text:style-name="P21"><text:span text:style-name="Strong_20_Emphasis">Schema CSVs are Copilot-ignored</text:span> (<text:span text:style-name="Source_20_Text">.csv</text:span> files can’t be read via <text:span text:style-name="Source_20_Text">read_file</text:span>)<text:line-break/><text:span text:style-name="Strong_20_Emphasis">Mitigation:</text:span> Prompts instruct agents to use terminal <text:span text:style-name="Source_20_Text">Import-Csv</text:span> / <text:span text:style-name="Source_20_Text">Get-Content</text:span> for CSV access</text:p>
        </text:list-item>
        <text:list-item>
          <text:p text:style-name="P21"><text:soft-page-break/><text:span text:style-name="Strong_20_Emphasis">L2 files become stale as codebase evolves</text:span><text:line-break/><text:span text:style-name="Strong_20_Emphasis">Mitigation:</text:span> Foundational prompts (F2–F5) provide a repeatable refresh mechanism</text:p>
        </text:list-item>
        <text:list-item>
          <text:p text:style-name="P21"><text:span text:style-name="Strong_20_Emphasis"><text:span text:style-name="Source_20_Text">getdynamicmeasures</text:span></text:span><text:span text:style-name="Strong_20_Emphasis"> macro is 4,536 lines — too large to load fully</text:span><text:line-break/><text:span text:style-name="Strong_20_Emphasis">Mitigation:</text:span> <text:span text:style-name="Source_20_Text">L2_06_MACRO_REFERENCE.md</text:span> documents the signature and top measures; agents grep for specific measures on demand</text:p>
        </text:list-item>
        <text:list-item>
          <text:p text:style-name="P21"><text:span text:style-name="Strong_20_Emphasis">Single-agent sessions can’t share live state</text:span><text:line-break/><text:span text:style-name="Strong_20_Emphasis">Mitigation:</text:span> L3 spec file serves as persistent memory between sessions</text:p>
        </text:list-item>
        <text:list-item>
          <text:p text:style-name="P21"><text:span text:style-name="Strong_20_Emphasis">POC is model-specific (Claude/Copilot)</text:span><text:line-break/><text:span text:style-name="Strong_20_Emphasis">Mitigation:</text:span> Prompt files are plain markdown — portable to other agent frameworks</text:p>
        </text:list-item>
      </text:list>
      <text:p text:style-name="Horizontal_20_Line"/>
      <text:h text:style-name="Heading_20_2" text:outline-level="2">8. What Comes Next</text:h>
      <text:h text:style-name="Heading_20_3" text:outline-level="3">8.1 Strategic Agentic AI</text:h>
      <text:p text:style-name="Text_20_body"><text:span text:style-name="Strong_20_Emphasis">“Beyond this POC”</text:span>, a strategic implementation might replace file-based components with:</text:p>
      <text:list text:style-name="L15">
        <text:list-item>
          <text:p text:style-name="P22"><text:span text:style-name="Strong_20_Emphasis">Vector store</text:span> for the knowledge base — enabling semantic retrieval instead of explicit file lists in prompts</text:p>
        </text:list-item>
        <text:list-item>
          <text:p text:style-name="P22"><text:span text:style-name="Strong_20_Emphasis">MCP (Model Context Protocol) tools</text:span> for schema lookup — replacing terminal CSV queries with structured tool calls</text:p>
        </text:list-item>
        <text:list-item>
          <text:p text:style-name="P22"><text:span text:style-name="Strong_20_Emphasis">Orchestration framework</text:span> (e.g., LangGraph, AutoGen) — automating the D1–D6 sequence with conditional routing</text:p>
        </text:list-item>
        <text:list-item>
          <text:p text:style-name="P22"><text:span text:style-name="Strong_20_Emphasis">CI/CD integration</text:span> — foundational prompts triggered by PR merges; development prompts triggered by ticket creation</text:p>
        </text:list-item>
        <text:list-item>
          <text:p text:style-name="P22"><text:span text:style-name="Strong_20_Emphasis">Multi-agent collaboration</text:span> — parallel pipeline and semantic builds with a coordinator agent</text:p>
        </text:list-item>
      </text:list>
      <text:p text:style-name="Text_20_body">The file-based approach in this POC is intentionally simple — it validates the decomposition and context budgets before investing in infrastructure.</text:p>
      <text:h text:style-name="Heading_20_3" text:outline-level="3">8.2 Orchestration</text:h>
      <text:p text:style-name="Text_20_body">In this POC, the <text:span text:style-name="Strong_20_Emphasis">human acts as the orchestrator</text:span> — manually invoking each prompt (D1, then D2, etc.) in separate Copilot chat sessions. The L3 spec file on disk is what chains the sessions together: each prompt produces a defined artifact that the next prompt consumes.</text:p>
      <text:p text:style-name="Text_20_body">GitHub Copilot’s current agent mode is single-threaded — one agent, one session, one task at a time. There is no built-in mechanism to spawn multiple agents in parallel, chain sessions programmatically (D1 finishes → auto-trigger D2), or have an orchestrator agent delegate subtasks to worker agents.</text:p>
      <text:h text:style-name="Heading_20_4" text:outline-level="4">Current Capabilities</text:h>
      <text:list text:style-name="L16">
        <text:list-item>
          <text:p text:style-name="P23"><text:span text:style-name="Strong_20_Emphasis">Copilot Agent Mode</text:span> — ✅ Available<text:line-break/>Single agent executes one prompt per session</text:p>
        </text:list-item>
        <text:list-item>
          <text:p text:style-name="P23"><text:soft-page-break/><text:span text:style-name="Strong_20_Emphasis">Copilot custom instructions</text:span> (<text:span text:style-name="Source_20_Text">.github/copilot-instructions.md</text:span>) — ✅ Available<text:line-break/>Persistent system instructions across all sessions</text:p>
        </text:list-item>
        <text:list-item>
          <text:p text:style-name="P23"><text:span text:style-name="Strong_20_Emphasis">Copilot prompt files</text:span> (<text:span text:style-name="Source_20_Text">.github/prompts/</text:span>) — ✅ Available<text:line-break/>Reusable task-specific prompts — <text:span text:style-name="Strong_20_Emphasis">what this POC uses</text:span></text:p>
        </text:list-item>
        <text:list-item>
          <text:p text:style-name="P23"><text:span text:style-name="Strong_20_Emphasis">MCP tools</text:span> — 🔄 Rolling out<text:line-break/>Could provide structured schema lookups instead of terminal CSV queries</text:p>
        </text:list-item>
        <text:list-item>
          <text:p text:style-name="P23"><text:span text:style-name="Strong_20_Emphasis">Copilot Coding Agent</text:span> (async, PR-based) — 🔵 Preview<text:line-break/>Runs autonomously on a GitHub issue, creates a PR — could run D3–D6 unattended</text:p>
        </text:list-item>
        <text:list-item>
          <text:p text:style-name="P23"><text:span text:style-name="Strong_20_Emphasis">Multi-agent orchestration</text:span> — ❌ Not in Copilot<text:line-break/>Would require external frameworks</text:p>
        </text:list-item>
      </text:list>
      <text:h text:style-name="Heading_20_4" text:outline-level="4">Path to Automated Orchestration</text:h>
      <text:p text:style-name="Text_20_body">To move beyond human-as-orchestrator, the options are:</text:p>
      <text:list text:style-name="L17">
        <text:list-item>
          <text:p text:style-name="P24"><text:span text:style-name="Strong_20_Emphasis">LangGraph / AutoGen / CrewAI</text:span> — Python-based multi-agent frameworks that can spawn parallel agents, each with their own context window and tool access. The foundational and development prompts translate directly into agent task definitions.</text:p>
        </text:list-item>
        <text:list-item>
          <text:p text:style-name="P24"><text:span text:style-name="Strong_20_Emphasis">GitHub Actions + Copilot Coding Agent</text:span> — Trigger the coding agent via GitHub issue creation within a CI workflow. A GitHub Action could create an issue with the D1 prompt content, the coding agent produces the L3 spec in a PR, and a subsequent action triggers D3–D6 as follow-on issues.</text:p>
        </text:list-item>
        <text:list-item>
          <text:p text:style-name="P24"><text:span text:style-name="Strong_20_Emphasis">Custom MCP server</text:span> — Expose the context store (<text:span text:style-name="Source_20_Text">.agent_context/</text:span>) and dbt operations (compile, run, test) as structured tools that any agent framework can call, replacing the terminal-based file reads used in this POC.</text:p>
        </text:list-item>
      </text:list>
      <text:h text:style-name="Heading_20_4" text:outline-level="4">Why the POC Design Still Applies</text:h>
      <text:p text:style-name="Text_20_body">The prompt decomposition (F1–F5, D1–D6) is intentionally framework-agnostic. Each prompt:</text:p>
      <text:list text:style-name="L18">
        <text:list-item>
          <text:p text:style-name="P25">Declares its inputs and outputs explicitly</text:p>
        </text:list-item>
        <text:list-item>
          <text:p text:style-name="P25">Stays within context window budgets</text:p>
        </text:list-item>
        <text:list-item>
          <text:p text:style-name="P25">Produces a defined artifact on disk</text:p>
        </text:list-item>
      </text:list>
      <text:p text:style-name="Text_20_body">This means the prompts work equally well whether invoked by a human, a Copilot chat session, a LangGraph node, or a GitHub Actions workflow. Getting the decomposition right now avoids redesign when orchestration infrastructure becomes available.</text:p>
      <text:h text:style-name="Heading_20_4" text:outline-level="4">VS Code Extension</text:h>
      <text:p text:style-name="Text_20_body">A custom VS Code extension could provide a purpose-built orchestration interface for human-driven agent workflows, transforming the current manual process of finding and invoking prompt files into a structured, guided experience.</text:p>
      <text:p text:style-name="Text_20_body">Such an extension could offer:</text:p>
      <text:list text:style-name="L19">
        <text:list-item>
          <text:p text:style-name="P26"><text:soft-page-break/><text:span text:style-name="Strong_20_Emphasis">Workflow panel</text:span> — A sidebar view showing the full prompt sequence (F1–F5, D1–D6) with status indicators (not started, in progress, completed) for the current product. The human orchestrator sees at a glance where they are in the workflow and what comes next.</text:p>
        </text:list-item>
        <text:list-item>
          <text:p text:style-name="P26"><text:span text:style-name="Strong_20_Emphasis">One-click prompt invocation</text:span> — Each step in the workflow panel launches a Copilot agent session pre-loaded with the correct prompt file and relevant context file references. The orchestrator doesn’t need to remember which prompt to use or which context files it requires — the extension handles the wiring.</text:p>
        </text:list-item>
        <text:list-item>
          <text:p text:style-name="P26"><text:span text:style-name="Strong_20_Emphasis">Context budget visibility</text:span> — Before launching a prompt, the extension calculates the total size of input files declared in the prompt’s context budget and displays whether it fits within the model’s context window. This prevents failed sessions due to overloaded context.</text:p>
        </text:list-item>
        <text:list-item>
          <text:p text:style-name="P26"><text:span text:style-name="Strong_20_Emphasis">Artifact tracking</text:span> — As each prompt produces its output artifact (L3 spec, SQL files, YAML files), the extension detects the new files and advances the workflow status. If a required input artifact for the next step is missing, the extension surfaces the dependency.</text:p>
        </text:list-item>
        <text:list-item>
          <text:p text:style-name="P26"><text:span text:style-name="Strong_20_Emphasis">Product management</text:span> — A dropdown or configuration panel to select the active product (MMA, cyber, gmr, etc.), which automatically adjusts file paths in the prompt templates (e.g., <text:span text:style-name="Source_20_Text">requirements/{product}/</text:span> and <text:span text:style-name="Source_20_Text">L3/{product}.md</text:span>).</text:p>
        </text:list-item>
        <text:list-item>
          <text:p text:style-name="P26"><text:span text:style-name="Strong_20_Emphasis">Foundational prompt scheduling</text:span> — Visual indicators showing when foundational context files are stale (e.g., <text:span text:style-name="Source_20_Text">source_index.md</text:span> is older than the latest <text:span text:style-name="Source_20_Text">_source.yml</text:span> change), prompting the orchestrator to run the relevant foundational refresh before proceeding with development prompts.</text:p>
        </text:list-item>
      </text:list>
      <text:p text:style-name="Text_20_body">This approach keeps the human in the loop as the decision-maker while removing the friction of navigating prompt files, remembering sequencing, and manually tracking progress — bridging the gap between the fully manual orchestration in this POC and the fully automated multi-agent frameworks described above.</text:p>
      <text:h text:style-name="Heading_20_3" text:outline-level="3">8.3 Development Approach Modes</text:h>
      <text:p text:style-name="Text_20_body">The current POC follows a <text:span text:style-name="Strong_20_Emphasis">single approach</text:span>; the agent reads the context store and the product specification (STM), then proceeds through D1–D6 autonomously, making design decisions based on patterns it finds in the L2 reference files and existing codebase examples. This works — but every product’s specification is different, and the agent’s design choices during D1–D3 (intake, source mapping, pipeline build) are where the most consequential architectural decisions happen. A wrong assumption here compounds through every downstream step.</text:p>
      <text:p text:style-name="Horizontal_20_Lin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8T22:21:12.694393179</meta:creation-date>
    <dc:date>2026-03-18T23:30:09.921641986</dc:date>
    <meta:editing-duration>PT12M45S</meta:editing-duration>
    <meta:editing-cycles>3</meta:editing-cycles>
    <meta:generator>LibreOffice/25.8.5.2$Linux_X86_64 LibreOffice_project/252c20f6956e3db0b52e6e2f9dda67263513c8fc</meta:generator>
    <meta:document-statistic meta:table-count="0" meta:image-count="0" meta:object-count="0" meta:page-count="11" meta:paragraph-count="170" meta:word-count="2992" meta:character-count="21039" meta:non-whitespace-character-count="18052"/>
  </office:meta>
</office:document-meta>
</file>